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start" style:justify-single-word="false" style:page-number="auto" style:text-autospace="ideograph-alpha" style:punctuation-wrap="hanging" style:line-break="strict" style:writing-mode="lr-tb"/>
      <style:text-properties style:font-name="標楷體" fo:language="en" fo:country="US" officeooo:rsid="00ba2d55" officeooo:paragraph-rsid="00ba2d55" style:language-asian="zh" style:country-asian="TW"/>
    </style:style>
    <style:style style:name="T1" style:family="text">
      <style:text-properties style:font-name-asian="標楷體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1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Table" style:family="paragraph" style:parent-style-name="Caption" style:class="extra">
      <style:paragraph-properties fo:margin-top="0cm" fo:margin-bottom="0cm" loext:contextual-spacing="false" fo:line-height="100%" style:writing-mode="pag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8cm" fo:margin-right="3.18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9:23:35.003000000</meta:creation-date>
    <meta:editing-duration>PT18M38S</meta:editing-duration>
    <meta:editing-cycles>6</meta:editing-cycles>
    <meta:generator>NDC_ODF_Application_Tools/2.0.2$Windows_X86_64 LibreOffice_project/c2aef257b421fc89732e65db8501f993adb40c83</meta:generator>
    <dc:title>預設空白範本(writer)</dc:title>
    <dc:date>2020-01-06T20:08:39.468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  <meta:template xlink:type="simple" xlink:actuate="onRequest" xlink:title="預設空白範本(writer)" xlink:href="../../../../../../../../Program%20Files/NDC%20ODF%20Application%20Tools%206/share/template/common/NDCODFTemplate/swriter.ott" meta:date="2020-01-06T19:23:34.742000000"/>
  </office:meta>
</office:document-meta>
</file>